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0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1.249306in"/>
    </style:style>
    <style:style style:name="TableColumn0101" style:family="table-column">
      <style:table-column-properties style:column-width="4.789583in"/>
    </style:style>
    <style:style style:name="Table01" style:family="table">
      <style:table-properties style:width="6.038889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0200" style:family="table-column">
      <style:table-column-properties style:column-width="6.038889in"/>
    </style:style>
    <style:style style:name="Table02" style:family="table">
      <style:table-properties style:width="6.038889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300" style:family="table-column">
      <style:table-column-properties style:column-width="1.249306in"/>
    </style:style>
    <style:style style:name="TableColumn0301" style:family="table-column">
      <style:table-column-properties style:column-width="4.789583in"/>
    </style:style>
    <style:style style:name="Table03" style:family="table">
      <style:table-properties style:width="6.03888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0400" style:family="table-column">
      <style:table-column-properties style:column-width="6.038889in"/>
    </style:style>
    <style:style style:name="Table04" style:family="table">
      <style:table-properties style:width="6.03888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text:span text:style-name="T2">Nombre</text:span><text:span text:style-name="T3"/></text:p>
          </table:table-cell>
          <table:table-cell table:style-name="TableCell010001">
            <text:p text:style-name="P2"><text:span text:style-name="T4">Obtener Categorías</text:span><text:span text:style-name="T5"/></text:p>
          </table:table-cell>
        </table:table-row>
        <table:table-row table:style-name="TableRow0101">
          <table:table-cell table:style-name="TableCell010100">
            <text:p text:style-name="P4"><text:span text:style-name="T6">Operación</text:span><text:span text:style-name="T7"/></text:p>
          </table:table-cell>
          <table:table-cell table:style-name="TableCell010101">
            <text:p text:style-name="P4"><text:span text:style-name="T8">obtenerCategorias()</text:span><text:span text:style-name="T9"/></text:p>
          </table:table-cell>
        </table:table-row>
        <table:table-row table:style-name="TableRow0102">
          <table:table-cell table:style-name="TableCell010200">
            <text:p text:style-name="P6"><text:span text:style-name="T10">Entrada</text:span><text:span text:style-name="T11"/></text:p>
          </table:table-cell>
          <table:table-cell table:style-name="TableCell010201">
            <text:p text:style-name="P6"><text:span text:style-name="T12">No hay.</text:span><text:span text:style-name="T13"/></text:p>
          </table:table-cell>
        </table:table-row>
        <table:table-row table:style-name="TableRow0103">
          <table:table-cell table:style-name="TableCell010300">
            <text:p text:style-name="P8"><text:span text:style-name="T14">Salida</text:span><text:span text:style-name="T15"/></text:p>
          </table:table-cell>
          <table:table-cell table:style-name="TableCell010301">
            <text:p text:style-name="P8"><text:span text:style-name="T16">Un conjunto de Strings donde cada una representa una de las categorías de representaciones ingresadas en el sistema<text:s/></text:span><text:span text:style-name="T17"/></text:p>
          </table:table-cell>
        </table:table-row>
        <table:table-row table:style-name="TableRow0104">
          <table:table-cell table:style-name="TableCell010400">
            <text:p text:style-name="P10"><text:span text:style-name="T18">Descripción</text:span><text:span text:style-name="T19"/></text:p>
          </table:table-cell>
          <table:table-cell table:style-name="TableCell010401">
            <text:p text:style-name="P10"><text:span text:style-name="T20">Devuelve las categorías existentes en el sistema.</text:span><text:span text:style-name="T21"/></text:p>
          </table:table-cell>
        </table:table-row>
        <table:table-row table:style-name="TableRow0105">
          <table:table-cell table:style-name="TableCell010500">
            <text:p text:style-name="P12"><text:span text:style-name="T22">Excepciones</text:span><text:span text:style-name="T23"/></text:p>
          </table:table-cell>
          <table:table-cell table:style-name="TableCell010501">
            <text:p text:style-name="P12"><text:span text:style-name="T24">Si no se cumple pre1 se lanza la excepción ExNoEstaLogueado</text:span><text:span text:style-name="T25"/></text:p>
          </table:table-cell>
        </table:table-row>
      </table:table>
      <text:p text:style-name="P14"><text:span text:style-name="T25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6"><text:span text:style-name="T26">Precondiciones y Postcondiciones</text:span><text:span text:style-name="T27"/></text:p>
          </table:table-cell>
        </table:table-row>
        <table:table-row table:style-name="TableRow0201">
          <table:table-cell table:style-name="TableCell020100">
            <text:p text:style-name="P18"><text:span text:style-name="T28">Pre1: El usuario logueado es de tipo Administrativo o Médico.</text:span></text:p>
            <text:p text:style-name="P18"><text:span text:style-name="T28"/></text:p>
            <text:p text:style-name="P18"><text:span text:style-name="T28">Post1: Se construyó y retornó un conjunto de Strings que representan cada una de las categorías de representaciones existentes en el sistema.<text:s/></text:span><text:span text:style-name="T29"/></text:p>
          </table:table-cell>
        </table:table-row>
      </table:table>
      <text:p text:style-name="P20"><text:span text:style-name="T29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22"><text:span text:style-name="T31">Nombre</text:span><text:span text:style-name="T32"/></text:p>
          </table:table-cell>
          <table:table-cell table:style-name="TableCell030001">
            <text:p text:style-name="P22"><text:span text:style-name="T33">Obtener Representaciones</text:span><text:span text:style-name="T34"/></text:p>
          </table:table-cell>
        </table:table-row>
        <table:table-row table:style-name="TableRow0301">
          <table:table-cell table:style-name="TableCell030100">
            <text:p text:style-name="P24"><text:span text:style-name="T35">Operación</text:span><text:span text:style-name="T36"/></text:p>
          </table:table-cell>
          <table:table-cell table:style-name="TableCell030101">
            <text:p text:style-name="P24"><text:span text:style-name="T37">obtenerRepresentaciones(letraCat:String)</text:span><text:span text:style-name="T38"/></text:p>
          </table:table-cell>
        </table:table-row>
        <table:table-row table:style-name="TableRow0302">
          <table:table-cell table:style-name="TableCell030200">
            <text:p text:style-name="P26"><text:span text:style-name="T39">Entrada</text:span><text:span text:style-name="T40"/></text:p>
          </table:table-cell>
          <table:table-cell table:style-name="TableCell030201">
            <text:p text:style-name="P26"><text:span text:style-name="T41">letraCat<text:s/></text:span><text:span text:style-name="T42">representa la letra de una de las categorías de representaciones existente en el sistema.</text:span><text:span text:style-name="T43"/></text:p>
          </table:table-cell>
        </table:table-row>
        <table:table-row table:style-name="TableRow0303">
          <table:table-cell table:style-name="TableCell030300">
            <text:p text:style-name="P28"><text:span text:style-name="T44">Salida</text:span><text:span text:style-name="T45"/></text:p>
          </table:table-cell>
          <table:table-cell table:style-name="TableCell030301">
            <text:p text:style-name="P28"><text:span text:style-name="T46">Un conjunto de instancias de DataRep que representa cada una de las Representaciones Estandarizadas, pertenecientes a la categoría representada por<text:s/></text:span><text:span text:style-name="T47">letraCat</text:span><text:span text:style-name="T48">, existentes en el sistema.</text:span><text:span text:style-name="T49"/></text:p>
          </table:table-cell>
        </table:table-row>
        <table:table-row table:style-name="TableRow0304">
          <table:table-cell table:style-name="TableCell030400">
            <text:p text:style-name="P30"><text:span text:style-name="T50">Descripción</text:span><text:span text:style-name="T51"/></text:p>
          </table:table-cell>
          <table:table-cell table:style-name="TableCell030401">
            <text:p text:style-name="P30"><text:span text:style-name="T52">Devuelve las Representaciones Estandarizadas existentes en el sistema, que pertenecen a una categoría en particular.</text:span><text:span text:style-name="T53"/></text:p>
          </table:table-cell>
        </table:table-row>
        <table:table-row table:style-name="TableRow0305">
          <table:table-cell table:style-name="TableCell030500">
            <text:p text:style-name="P32"><text:span text:style-name="T54">Excepciones</text:span><text:span text:style-name="T55"/></text:p>
          </table:table-cell>
          <table:table-cell table:style-name="TableCell030501">
            <text:p text:style-name="P32"><text:span text:style-name="T55">Si no se cumple pre1 se lanza la excepción ExNoEstaLogueado</text:span></text:p>
            <text:p text:style-name="P32"><text:span text:style-name="T55">Si no se cumple pre2 se lanza la excepción ExNoExisteCategoria</text:span></text:p>
          </table:table-cell>
        </table:table-row>
      </table:table>
      <text:p text:style-name="P34"><text:span text:style-name="T55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36"><text:span text:style-name="T56">Precondiciones y Postcondiciones</text:span><text:span text:style-name="T57"/></text:p>
          </table:table-cell>
        </table:table-row>
        <table:table-row table:style-name="TableRow0401">
          <table:table-cell table:style-name="TableCell040100">
            <text:p text:style-name="P38"><text:span text:style-name="T58">Pre1: El usuario logueado es de tipo Administrativo o Médico. </text:span></text:p>
            <text:p text:style-name="P38"><text:span text:style-name="T58">Pre2: Existe en el sistema al menos 1 representación estandarizada con la letra del atributo codigo = letraCat.</text:span></text:p>
            <text:p text:style-name="P38"><text:span text:style-name="T58"/></text:p>
            <text:p text:style-name="P38"><text:span text:style-name="T58">Post1: Se construyó y retornó un conjunto de instancias de DataRep que representan cada una de las representaciones estandarizadas existentes en el sistema, con la letra del atributo codigo = letraCat.<text:s/></text:span><text:span text:style-name="T59"/></text:p>
          </table:table-cell>
        </table:table-row>
      </table:table>
      <text:p text:style-name="P40"><text:span text:style-name="T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